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808626939" text:anchor-type="as-char" svg:x="0in" svg:y="0in" svg:width="6.5in" svg:height="4.28125in" style:rel-width="scale" style:rel-height="scale"><draw:image xlink:href="media/image1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.Rohith kumar</meta:initial-creator>
    <dc:creator>G.Rohith kumar</dc:creator>
    <meta:creation-date>2025-04-02T19:31:00Z</meta:creation-date>
    <dc:date>2025-04-02T19:31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